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84pt"/>
    </style:style>
    <style:style style:name="co4" style:family="table-column">
      <style:table-column-properties fo:break-before="auto" style:column-width="62.19pt"/>
    </style:style>
    <style:style style:name="co5" style:family="table-column">
      <style:table-column-properties fo:break-before="auto" style:column-width="145.81pt"/>
    </style:style>
    <style:style style:name="co6" style:family="table-column">
      <style:table-column-properties fo:break-before="auto" style:column-width="220.99pt"/>
    </style:style>
    <style:style style:name="co7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esult?</text:p>
          </table:table-cell>
          <table:table-cell table:style-name="ce1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Should flash during programming, but stays red</text:p>
          </table:table-cell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basic test passes, but driver is unstable</text:p>
          </table:table-cell>
        </table:table-row>
        <table:table-row table:style-name="ro1">
          <table:table-cell office:value-type="string" calcext:value-type="string">
            <text:p>RGB LED external driv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includes test of current sourcing</text:p>
          </table:table-cell>
        </table:table-row>
        <table:table-row table:style-name="ro1">
          <table:table-cell office:value-type="string" calcext:value-type="string">
            <text:p>Reverse power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X overvoltage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ed at 9600 baud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testable</text:p>
          </table:table-cell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eed to add multi-rate support</text:p>
          </table:table-cell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 by setting A0-A5 to INPUT and touching pi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 l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function is a no-op</text:p>
          </table:table-cell>
        </table:table-row>
        <table:table-row table:style-name="ro1">
          <table:table-cell table:style-name="ce2" office:value-type="string" calcext:value-type="string">
            <text:p>ADC temperature sensor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Nice-to-have but not essential</text:p>
          </table:table-cell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4, A5</text:p>
          </table:table-cell>
        </table:table-row>
        <table:table-row table:style-name="ro1">
          <table:table-cell office:value-type="string" calcext:value-type="string">
            <text:p>analogReadResolu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equired for Arduino compliance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0-A3 after analogWrite() to those pins</text:p>
          </table:table-cell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lacks digitalPinToInterrupt() API, recommended by Arduino reference</text:p>
          </table:table-cell>
        </table:table-row>
        <table:table-row table:style-name="ro1">
          <table:table-cell office:value-type="string" calcext:value-type="string">
            <text:p>Attach/detachFastinterrupt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part of official arduino API</text:p>
          </table:table-cell>
        </table:table-row>
        <table:table-row table:style-name="ro1">
          <table:table-cell office:value-type="string" calcext:value-type="string">
            <text:p>tone/noTone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seem to work?</text:p>
          </table:table-cell>
        </table:table-row>
        <table:table-row table:style-name="ro1">
          <table:table-cell office:value-type="string" calcext:value-type="string">
            <text:p>shiftOut/In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pulseIn/long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andom generates negative numbers</text:p>
          </table:table-cell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rift compared against a 1-minute run</text:p>
          </table:table-cell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OSC0_CR confirmed to have a value of 0x0C, and IREFS is 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Transcieve/SetupSlave</text:p>
          </table:table-cell>
          <table:table-cell/>
          <table:table-cell office:value-type="string" calcext:value-type="string">
            <text:p>if this is broken, we can just patch server-side, 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SoftPwm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it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ume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Timer/resetTi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API doesn't seem to work?? data always reads back as 0xffffffff</text:p>
          </table:table-cell>
        </table:table-row>
        <table:table-row table:style-name="ro1">
          <table:table-cell office:value-type="string" calcext:value-type="string">
            <text:p>doSu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SerialSpeed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hookSysTick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concatena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7:55:27.01151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59M15S</meta:editing-duration>
    <meta:editing-cycles>47</meta:editing-cycles>
    <meta:generator>LibreOffice/5.1.4.2$Linux_X86_64 LibreOffice_project/10m0$Build-2</meta:generator>
    <dc:date>2017-01-15T02:49:08.340597674</dc:date>
    <meta:document-statistic meta:table-count="3" meta:cell-count="285" meta:object-count="0"/>
    <meta:user-defined meta:name="Info 1"/>
    <meta:user-defined meta:name="Info 2"/>
    <meta:user-defined meta:name="Info 3"/>
    <meta:user-defined meta:name="Info 4"/>
  </office:meta>
</office:document-meta>
</file>